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3904" calcext:value-type="float">
            <text:p>110.4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9752" calcext:value-type="float">
            <text:p>106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104</text:p>
          </table:table-cell>
          <table:table-cell office:value-type="string" calcext:value-type="string">
            <text:p>TWDB:1042104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